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3d477c" officeooo:paragraph-rsid="001ed44e"/>
    </style:style>
    <style:style style:name="P2" style:family="paragraph" style:parent-style-name="Text_20_body">
      <style:text-properties officeooo:rsid="003d477c" officeooo:paragraph-rsid="0020f337"/>
    </style:style>
    <style:style style:name="P3" style:family="paragraph" style:parent-style-name="Text_20_body">
      <style:text-properties officeooo:rsid="003d477c" officeooo:paragraph-rsid="002d7545"/>
    </style:style>
    <style:style style:name="P4" style:family="paragraph" style:parent-style-name="Text_20_body">
      <style:text-properties officeooo:paragraph-rsid="001ed44e"/>
    </style:style>
    <style:style style:name="P5" style:family="paragraph" style:parent-style-name="Text_20_body">
      <style:text-properties officeooo:rsid="0022c0d0" officeooo:paragraph-rsid="0022c0d0"/>
    </style:style>
    <style:style style:name="P6" style:family="paragraph" style:parent-style-name="Text_20_body">
      <style:text-properties officeooo:rsid="0025571b" officeooo:paragraph-rsid="0025571b"/>
    </style:style>
    <style:style style:name="P7" style:family="paragraph" style:parent-style-name="Text_20_body">
      <style:text-properties officeooo:rsid="0025a911" officeooo:paragraph-rsid="0025a911"/>
    </style:style>
    <style:style style:name="P8" style:family="paragraph" style:parent-style-name="Text_20_body">
      <style:text-properties officeooo:rsid="0026a33d" officeooo:paragraph-rsid="0026a33d"/>
    </style:style>
    <style:style style:name="P9" style:family="paragraph" style:parent-style-name="Text_20_body">
      <style:text-properties officeooo:rsid="00276e7e" officeooo:paragraph-rsid="00276e7e"/>
    </style:style>
    <style:style style:name="P10" style:family="paragraph" style:parent-style-name="Text_20_body">
      <style:text-properties officeooo:rsid="0028d0f7" officeooo:paragraph-rsid="0028d0f7"/>
    </style:style>
    <style:style style:name="P11" style:family="paragraph" style:parent-style-name="Text_20_body">
      <style:text-properties officeooo:rsid="002a3367" officeooo:paragraph-rsid="002a3367"/>
    </style:style>
    <style:style style:name="P12" style:family="paragraph" style:parent-style-name="Text_20_body">
      <style:text-properties officeooo:rsid="0032149e" officeooo:paragraph-rsid="0032149e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paragraph-rsid="002d7545"/>
    </style:style>
    <style:style style:name="P15" style:family="paragraph" style:parent-style-name="Heading_20_2">
      <style:text-properties officeooo:rsid="0028d0f7" officeooo:paragraph-rsid="0028d0f7"/>
    </style:style>
    <style:style style:name="T1" style:family="text">
      <style:text-properties officeooo:rsid="003ff595"/>
    </style:style>
    <style:style style:name="T2" style:family="text">
      <style:text-properties style:font-weight-asian="bold"/>
    </style:style>
    <style:style style:name="T3" style:family="text">
      <style:text-properties officeooo:rsid="0025571b"/>
    </style:style>
    <style:style style:name="T4" style:family="text">
      <style:text-properties officeooo:rsid="00260748"/>
    </style:style>
    <style:style style:name="T5" style:family="text">
      <style:text-properties fo:language="en" fo:country="US"/>
    </style:style>
    <style:style style:name="T6" style:family="text">
      <style:text-properties style:language-asian="en" style:country-asian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法国大革命</text:p>
      <text:h text:style-name="Heading_20_1" text:outline-level="1"><text:s/>历史</text:h>
      <text:h text:style-name="Heading_20_2" text:outline-level="2">背景</text:h>
      <text:list xml:id="list1706467441" text:style-name="L1">
        <text:list-item>
          <text:p text:style-name="P13">资本主义工商业发展</text:p>
        </text:list-item>
        <text:list-item>
          <text:p text:style-name="P13">波旁王朝的封建制度（等级制度-教士、贵族、一切）</text:p>
        </text:list-item>
        <text:list-item>
          <text:p text:style-name="P13">财政危机</text:p>
        </text:list-item>
      </text:list>
      <text:h text:style-name="Heading_20_2" text:outline-level="2">导火索-三级会议</text:h>
      <text:p text:style-name="P5"><text:span text:style-name="T3">1. </text:span>国王目的：解决财政危机</text:p>
      <text:p text:style-name="P5"><text:span text:style-name="T3">2. </text:span>第三等级目的：制定宪法，限制王权</text:p>
      <text:p text:style-name="P5"><text:span text:style-name="T3">3. </text:span>召开制宪议会</text:p>
      <text:p text:style-name="P5"><text:span text:style-name="T3">4. </text:span>国王调兵镇压</text:p>
      <text:h text:style-name="Heading_20_2" text:outline-level="2">经过</text:h>
      <text:p text:style-name="P6">1. 攻占巴士底狱（标志着大革命的开始，1789.7.14被定为法国国庆节，庆祝推翻君主专制）</text:p>
      <text:p text:style-name="P6">2. 君主立宪派（菲扬派）执政（《人权宣言》否定了封建君主专制和等级制度，颁布了1791年宪法，宣布法国为君主立宪制国家）</text:p>
      <text:p text:style-name="P6">2.1 欧洲封建国家武装干涉法国大革命</text:p>
      <text:p text:style-name="P6">2.2 推翻君主制</text:p>
      <text:p text:style-name="P6">3. 吉伦特派统治（代表大工厂主）</text:p>
      <text:p text:style-name="P6">3.1 建立第一共和国（1792-1804）</text:p>
      <text:p text:style-name="P6">3.2 处死路易十六</text:p>
      <text:p text:style-name="P7">3.3 国内形势恶化</text:p>
      <text:p text:style-name="P7">a. 反法同盟</text:p>
      <text:p text:style-name="P7">b. 王党暴乱</text:p>
      <text:p text:style-name="P7">c. 物价飞涨</text:p>
      <text:p text:style-name="P7"><text:soft-page-break/>3.4 吉伦特派被推翻</text:p>
      <text:p text:style-name="P7">4. 雅各宾派</text:p>
      <text:p text:style-name="P7">4.1 限价法令</text:p>
      <text:p text:style-name="P7">4.2 惩治嫌疑犯（恐怖统治）</text:p>
      <text:p text:style-name="P7">5. 热月党执政</text:p>
      <text:p text:style-name="P7">5.1 热月政变推翻雅各宾派</text:p>
      <text:p text:style-name="P7">5.2 成立督政府（软弱无能，无法解决内忧外患）</text:p>
      <text:h text:style-name="Heading_20_2" text:outline-level="2">第一帝国（<text:span text:style-name="T4">1804-1814）</text:span></text:h>
      <text:p text:style-name="Text_20_body"><text:span text:style-name="T4">1. </text:span>雾月政变</text:p>
      <text:p text:style-name="Text_20_body"><text:span text:style-name="T4">2. 拿破仑</text:span>称帝（<text:span text:style-name="T4">1804年）</text:span></text:p>
      <text:p text:style-name="Text_20_body"><text:span text:style-name="T4">3. </text:span>《民法典》（奠定了资本主义国家立法规范）</text:p>
      <text:p text:style-name="P8">4. 对外战争（前期革命、后期扩张）</text:p>
      <text:p text:style-name="Text_20_body"/>
      <text:p text:style-name="P4"/>
      <text:h text:style-name="Heading_20_2" text:outline-level="2">波旁王朝复辟</text:h>
      <text:p text:style-name="P9">1815-1830</text:p>
      <text:h text:style-name="Heading_20_2" text:outline-level="2">七月王朝</text:h>
      <text:p text:style-name="P9">1830-1848</text:p>
      <text:p text:style-name="P9">建立了君主立宪制度</text:p>
      <text:h text:style-name="Heading_20_2" text:outline-level="2">法兰西第二共和国</text:h>
      <text:p text:style-name="P9">1848-1852</text:p>
      <text:h text:style-name="P15" text:outline-level="2">第二帝国</text:h>
      <text:p text:style-name="P10">1852-1870</text:p>
      <text:h text:style-name="Heading_20_2" text:outline-level="2">第三共和国</text:h>
      <text:p text:style-name="P10">1871-1940</text:p>
      <text:p text:style-name="P11"><text:soft-page-break/>1. 君主派和共和派的反复较量</text:p>
      <text:p text:style-name="P11">2. 《1875年宪法》，确立共和制</text:p>
      <text:p text:style-name="P10">（1946-1958 第四共和国）</text:p>
      <text:p text:style-name="P10">（1958- 第五共和国）</text:p>
      <text:p text:style-name="User_20_Index_20_Heading">启示</text:p>
      <text:p text:style-name="P2"><text:a xlink:type="simple" xlink:href="http://news.ifeng.com/history/special/faguodageming/" text:style-name="Internet_20_link" text:visited-style-name="Visited_20_Internet_20_Link">http://news.ifeng.com/history/special/faguodageming/</text:a></text:p>
      <text:h text:style-name="Heading_20_1" text:outline-level="1">References</text:h>
      <text:p text:style-name="Text_20_body"><text:a xlink:type="simple" xlink:href="https://www.zhihu.com/question/19997057" text:style-name="Internet_20_link" text:visited-style-name="Visited_20_Internet_20_Link">https://www.zhihu.com/question/19997057</text:a></text:p>
      <text:p text:style-name="Text_20_body"><text:a xlink:type="simple" xlink:href="https://www.youtube.com/watch?v=S2Sos18l8J0" text:style-name="Internet_20_link" text:visited-style-name="Visited_20_Internet_20_Link">https://www.youtube.com/watch?v=S2Sos18l8J0</text:a></text:p>
      <text:p text:style-name="Text_20_body"><text:a xlink:type="simple" xlink:href="https://zh.wikipedia.org/zh-hans/法国大革命" text:style-name="Internet_20_link" text:visited-style-name="Visited_20_Internet_20_Link">https://zh.wikipedia.org/zh-hans/%E6%B3%95%E5%9B%BD%E5%A4%A7%E9%9D%A9%E5%91%BD</text:a></text:p>
      <text:p text:style-name="P1"><text:a xlink:type="simple" xlink:href="https://zh.wikipedia.org/zh-hans/法国大革命" text:style-name="Internet_20_link" text:visited-style-name="Visited_20_Internet_20_Link">https://zh.wikipedia.org/zh-hans/%E6%B3%95%E5%9B%BD%E5%A4%A7%E9%9D%A9%E5%91%BD</text:a></text:p>
      <text:p text:style-name="P1"><text:a xlink:type="simple" xlink:href="http://zhanlve.org/?p=5331" text:style-name="Internet_20_link" text:visited-style-name="Visited_20_Internet_20_Link">http://zhanlve.org/?p=5331</text:a></text:p>
      <text:p text:style-name="P1"><text:a xlink:type="simple" xlink:href="https://zh.wikipedia.org/wiki/旧制度与大革命" text:style-name="Internet_20_link" text:visited-style-name="Visited_20_Internet_20_Link">https://zh.wikipedia.org/wiki/%E6%97%A7%E5%88%B6%E5%BA%A6%E4%B8%8E%E5%A4%A7%E9%9D%A9%E5%91%BD</text:a></text:p>
      <text:p text:style-name="P1"><text:a xlink:type="simple" xlink:href="http://paper.people.com.cn/rmrbhwb/html/2013-01/18/content_1187807.htm" text:style-name="Internet_20_link" text:visited-style-name="Visited_20_Internet_20_Link">http://paper.people.com.cn/rmrbhwb/html/2013-01/18/content_1187807.htm</text:a></text:p>
      <text:p text:style-name="P1"><text:a xlink:type="simple" xlink:href="https://www.thenewslens.com/article/3494" text:style-name="Internet_20_link" text:visited-style-name="Visited_20_Internet_20_Link">https://www.thenewslens.com/article/3494</text:a></text:p>
      <text:p text:style-name="P1"><text:a xlink:type="simple" xlink:href="http://www.qulishi.com/huati/fgdgm/" text:style-name="Internet_20_link" text:visited-style-name="Visited_20_Internet_20_Link">http://www.qulishi.com/huati/fgdgm/</text:a></text:p>
      <text:p text:style-name="P1"><text:a xlink:type="simple" xlink:href="http://news.ifeng.com/history/special/faguodageming/" text:style-name="Internet_20_link" text:visited-style-name="Visited_20_Internet_20_Link">http://news.ifeng.com/history/special/faguodageming/</text:a></text:p>
      <text:p text:style-name="P1"/>
      <text:p text:style-name="P14"><text:span text:style-name="T1">影视作品：悲惨世界、乱世冤家、贵妇与公爵、黑郁金香、再见、我的皇后、绝代艳后、双城记、</text:span>《雪琳娘》、《唯一的生路》（The Only Way）、《雪琳娘》（Chouans!）</text:p>
      <text:p text:style-name="P14"><text:span text:style-name="T5">1989</text:span><text:span text:style-name="T6">出了一部</text:span><text:span text:style-name="T5">7</text:span><text:span text:style-name="T6">个小时的史诗级电影</text:span><text:span text:style-name="T5">, </text:span><text:span text:style-name="T6">名字就叫《法国大革命》</text:span><text:span text:style-name="T5">(la révolution française). </text:span></text:p>
      <text:p text:style-name="P14"><text:a xlink:type="simple" xlink:href="https://www.bilibili.com/video/av18827902/" text:style-name="Internet_20_link" text:visited-style-name="Visited_20_Internet_20_Link"><text:span text:style-name="T5">https://www.bilibili.com/video/av18827902/</text:span></text:a></text:p>
      <text:p text:style-name="P3">书籍：法国史学家托克维尔的《<text:span text:style-name="T2">旧制度与大革命</text:span>》</text:p>
      <text:p text:style-name="P1"/>
      <text:h text:style-name="Heading_20_1" text:outline-level="1"><text:soft-page-break/>Log</text:h>
      <text:p text:style-name="P12">Created 2019-03-15</text:p>
      <text:p text:style-name="P12">Edited 2019-03-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3:41:39.323690221</meta:creation-date>
    <dc:date>2019-03-21T15:34:38.450311560</dc:date>
    <meta:editing-duration>PT49M9S</meta:editing-duration>
    <meta:editing-cycles>12</meta:editing-cycles>
    <meta:generator>LibreOffice/6.2.1.2$MacOSX_X86_64 LibreOffice_project/7bcb35dc3024a62dea0caee87020152d1ee96e71</meta:generator>
    <meta:document-statistic meta:table-count="0" meta:image-count="0" meta:object-count="0" meta:page-count="4" meta:paragraph-count="70" meta:word-count="624" meta:character-count="1500" meta:non-whitespace-character-count="1461"/>
  </office:meta>
</office:document-meta>
</file>